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c3e2" officeooo:paragraph-rsid="0015c3e2"/>
    </style:style>
    <style:style style:name="P2" style:family="paragraph" style:parent-style-name="Standard">
      <style:text-properties officeooo:rsid="0016c218" officeooo:paragraph-rsid="0016c218"/>
    </style:style>
    <style:style style:name="P3" style:family="paragraph" style:parent-style-name="Standard">
      <style:text-properties officeooo:rsid="0016c218" officeooo:paragraph-rsid="00176fcc"/>
    </style:style>
    <style:style style:name="P4" style:family="paragraph" style:parent-style-name="Standard">
      <style:text-properties officeooo:paragraph-rsid="00176fc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6c218"/>
    </style:style>
    <style:style style:name="T3" style:family="text">
      <style:text-properties officeooo:rsid="00176f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:</text:p>
      <text:p text:style-name="P1"/>
      <text:p text:style-name="P1">Data Base Development:</text:p>
      <text:p text:style-name="P1"/>
      <text:p text:style-name="P1">Final Table <text:span text:style-name="T2">Schema</text:span>;</text:p>
      <text:p text:style-name="P1">User(<text:span text:style-name="T1">id</text:span>,name , email, password,<text:span text:style-name="T2">#</text:span>household_id)</text:p>
      <text:p text:style-name="P1">Household:(<text:span text:style-name="T1">id</text:span>, name)</text:p>
      <text:p text:style-name="P1">Item(<text:span text:style-name="T1">id</text:span>,<text:span text:style-name="T2">Due Date</text:span>,<text:span text:style-name="T2">#</text:span>product_id,<text:span text:style-name="T2">#</text:span>household_id)</text:p>
      <text:p text:style-name="P1">Product(<text:span text:style-name="T1">id</text:span>,name,<text:span text:style-name="T2">description</text:span>,<text:span text:style-name="T2">#</text:span>product_<text:span text:style-name="T2">category</text:span>_id)</text:p>
      <text:p text:style-name="P1">Product_Category(<text:span text:style-name="T1">id</text:span>, name)</text:p>
      <text:p text:style-name="P1">Recipe(<text:span text:style-name="T1">id</text:span>,name, instructions, <text:span text:style-name="T2">difficultly</text:span>, time)</text:p>
      <text:p text:style-name="P1"><text:span text:style-name="T2">Recipeingredients</text:span>(<text:span text:style-name="T2">#</text:span><text:span text:style-name="T1">recipe_id</text:span> , <text:span text:style-name="T2">#</text:span><text:span text:style-name="T1">product_id</text:span>, amount)</text:p>
      <text:p text:style-name="P2">ScannCodes(<text:span text:style-name="T1">code</text:span>, product_id)</text:p>
      <text:p text:style-name="P2"/>
      <text:p text:style-name="P2">Reasoning for the Tables:</text:p>
      <text:p text:style-name="P2">User:</text:p>
      <text:p text:style-name="P2">User stores information about the user/Customer to identify him <text:span text:style-name="T3">for a simple login procedure </text:span>and link him to an household.</text:p>
      <text:p text:style-name="P2"/>
      <text:p text:style-name="P2">Household:</text:p>
      <text:p text:style-name="P2">It represents one instance of an inventory.</text:p>
      <text:p text:style-name="P2">It is separated from user to make it possible to have multiple customers access the same inventory.</text:p>
      <text:p text:style-name="P2"/>
      <text:p text:style-name="P2">Item:</text:p>
      <text:p text:style-name="P2">Each line in Item represents an actual product in the managed household. It only stores a due date and is linked to a an Entry in Product that contains the rest of the necessary information.</text:p>
      <text:p text:style-name="P2"/>
      <text:p text:style-name="P2">Product:</text:p>
      <text:p text:style-name="P2">Product and Item is separated due to two reasons. One: even after removing/consuming an item the general Information about the type is not lost. Two: with the Separation we can track an individual due date for each item in the inventory.</text:p>
      <text:p text:style-name="P2"/>
      <text:p text:style-name="P2">Recipe: </text:p>
      <text:p text:style-name="P3">Recipe provides the additional function of being able to store favorite meals and <text:span text:style-name="T3">the necessary steps in a convenient way. Time is stored in Minutes. And the difficultly can be defined by the user him self in the data base it is a simple numeric value.</text:span></text:p>
      <text:p text:style-name="P3"/>
      <text:p text:style-name="P3"><text:span text:style-name="T3">RecipeIngredients:</text:span></text:p>
      <text:p text:style-name="P3"><text:span text:style-name="T3">Recipe-ingredients provides a link between products and Recipes together with the needed amount. This enables us to cross check with the inventory and provide Information for <text:s/>shopping and planning.</text:span></text:p>
      <text:p text:style-name="P3"/>
      <text:p text:style-name="P3"><text:span text:style-name="T3">ScannCodes:</text:span></text:p>
      <text:p text:style-name="P4"><text:span text:style-name="T3">This table provides a link between a scanned bar-code of an actual product with the corresponding database entry in product. This is not already in Product itself due to the fact that common products like for example a 1L carton of milk is produced by many different companies and thus have different bar-codes on them with out having to be necessarily to be differentiated in our databas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1:01:05.436917321</meta:creation-date>
    <dc:date>2020-06-22T11:42:42.081119349</dc:date>
    <meta:editing-duration>PT15S</meta:editing-duration>
    <meta:editing-cycles>1</meta:editing-cycles>
    <meta:document-statistic meta:table-count="0" meta:image-count="0" meta:object-count="0" meta:page-count="1" meta:paragraph-count="27" meta:word-count="301" meta:character-count="1979" meta:non-whitespace-character-count="1702"/>
    <meta:generator>LibreOffice/6.4.4.2$Linux_X86_64 LibreOffice_project/40$Build-2</meta:generator>
  </office:meta>
</office:document-meta>
</file>